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55pt"/>
    </style:style>
    <style:style style:name="co2" style:family="table-column">
      <style:table-column-properties fo:break-before="auto" style:column-width="265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41pt" fo:break-before="auto" style:use-optimal-row-height="false"/>
    </style:style>
    <style:style style:name="ro3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484848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3b3b3b" style:text-align-source="fix" style:repeat-content="false" fo:wrap-option="no-wrap" fo:border="0.74pt solid #353535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3b3b3b" style:text-align-source="fix" style:repeat-content="false" fo:wrap-option="no-wrap" fo:border="0.74pt solid #353535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9" style:family="table-cell" style:parent-style-name="Default">
      <style:text-properties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Quant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621110284621</text:p>
          </table:table-cell>
          <table:table-cell table:style-name="ce2" office:value-type="string" calcext:value-type="string">
            <text:p>SMT Angled Socket Header WR-PHD, Pitch 2.00 mm, Dual Row, 10 pins</text:p>
          </table:table-cell>
          <table:table-cell table:style-name="ce2" office:value-type="string" calcext:value-type="string">
            <text:p>BSC-FL, BSC-FR, BSC-RL, BSC-RR</text:p>
          </table:table-cell>
          <table:table-cell table:number-columns-repeated="2" table:style-name="ce2" office:value-type="string" calcext:value-type="string">
            <text:p>621110284621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22-6550542R</text:p>
          </table:table-cell>
          <table:table-cell office:value-type="string" calcext:value-type="string">
            <text:p><text:a xlink:href="https://pl.mouser.com/ProductDetail/Harwin/M22-6550542R?qs=sGAEpiMZZMs%252bGHln7q6pmzdTeEJXjwtLoY0Glkw6Apkc8qOtdooZ7Q%3D%3D" xlink:type="simple">https://pl.mouser.com/ProductDetail/Harwin/M22-6550542R?qs=sGAEpiMZZMs%252bGHln7q6pmzdTeEJXjwtLoY0Glkw6Apkc8qOtdooZ7Q%3d%3d</text:a></text:p>
          </table:table-cell>
          <table:table-cell/>
          <table:table-cell office:value-type="string" calcext:value-type="string">
            <text:p><text:a xlink:href="https://pl.farnell.com/wurth-elektronik/621110284621/connector-rcpt-10pos-2row-2mm/dp/2849243" xlink:type="simple">https://pl.farnell.com/wurth-elektronik/621110284621/connector-rcpt-10pos-2row-2mm/dp/2849243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434123050816</text:p>
          </table:table-cell>
          <table:table-cell table:style-name="ce2" office:value-type="string" calcext:value-type="string">
            <text:p>6x3.5mm SMD-J-Bend WS-TASV, height 5 mm, 160 gf</text:p>
          </table:table-cell>
          <table:table-cell table:style-name="ce2" office:value-type="string" calcext:value-type="string">
            <text:p>BT1, BT2</text:p>
          </table:table-cell>
          <table:table-cell table:number-columns-repeated="2" table:style-name="ce2" office:value-type="string" calcext:value-type="string">
            <text:p>434123050816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wurth-elektronik/434123050816/switch-160gf-6x3-5x5mm-blk-j-bend/dp/1868027" xlink:type="simple">https://pl.farnell.com/wurth-elektronik/434123050816/switch-160gf-6x3-5x5mm-blk-j-bend/dp/1868027</text:a>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pf or 2.7pF</text:p>
          </table:table-cell>
          <table:table-cell table:style-name="ce2" office:value-type="string" calcext:value-type="string">
            <text:p>Cap Ceramic 2pF 50V C0G 0.1pF SMD 0402 125Â°C Paper T/R</text:p>
          </table:table-cell>
          <table:table-cell table:style-name="ce2" office:value-type="string" calcext:value-type="string">
            <text:p>C1, C2</text:p>
          </table:table-cell>
          <table:table-cell table:style-name="ce2" office:value-type="string" calcext:value-type="string">
            <text:p>CAPC1005X55N</text:p>
          </table:table-cell>
          <table:table-cell table:style-name="ce2" office:value-type="string" calcext:value-type="string">
            <text:p>C0402C209B5GACTU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kemet/c0402c209b5gactu/cap-2pf-50v-c0g-np0-0402/dp/2820838" xlink:type="simple">https://pl.farnell.com/kemet/c0402c209b5gactu/cap-2pf-50v-c0g-np0-0402/dp/2820838</text:a></text:p>
          </table:table-cell>
          <table:table-cell table:number-columns-repeated="2"/>
          <table:table-cell table:style-name="ce9" office:value-type="string" calcext:value-type="string">
            <text:p>C0402C279B5GACTU</text:p>
          </table:table-cell>
          <table:table-cell office:value-type="string" calcext:value-type="string">
            <text:p><text:a xlink:href="https://pl.farnell.com/kemet/c0402c279b5gactu/cap-2-7pf-50v-c0g-np0-0402/dp/2820826?st=C0402C279B5GACTU" xlink:type="simple">https://pl.farnell.com/kemet/c0402c279b5gactu/cap-2-7pf-50v-c0g-np0-0402/dp/2820826?st=C0402C279B5GACTU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0pF</text:p>
          </table:table-cell>
          <table:table-cell table:style-name="ce2" office:value-type="string" calcext:value-type="string">
            <text:p>Capacitor: ceramic; MLCC; 30pF; 50V; C0G; Â±5%; SMD; 0603</text:p>
          </table:table-cell>
          <table:table-cell table:style-name="ce2" office:value-type="string" calcext:value-type="string">
            <text:p>C3, C4</text:p>
          </table:table-cell>
          <table:table-cell table:style-name="ce2" office:value-type="string" calcext:value-type="string">
            <text:p>CAPC1608X85N</text:p>
          </table:table-cell>
          <table:table-cell table:style-name="ce2" office:value-type="string" calcext:value-type="string">
            <text:p>C0603C300J5GACTU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kemet/c0603c300j5gactu/cap-30pf-50v-5-c0g-np0-0603/dp/1865477" xlink:type="simple">https://pl.farnell.com/kemet/c0603c300j5gactu/cap-30pf-50v-5-c0g-np0-0603/dp/1865477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 uF, 16V</text:p>
          </table:table-cell>
          <table:table-cell table:style-name="ce2" office:value-type="string" calcext:value-type="string">
            <text:p>0603 1 uF 16V Â±10% Tolerance X5R Surface Mount Multilayer Ceramic Capacitor</text:p>
          </table:table-cell>
          <table:table-cell table:style-name="ce2" office:value-type="string" calcext:value-type="string">
            <text:p>C8, C10</text:p>
          </table:table-cell>
          <table:table-cell table:style-name="ce2" office:value-type="string" calcext:value-type="string">
            <text:p>CAPC1608X9N</text:p>
          </table:table-cell>
          <table:table-cell table:style-name="ce2" office:value-type="string" calcext:value-type="string">
            <text:p>GRM185R61C105KE44D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C1608X5R1C105K080AA</text:p>
          </table:table-cell>
          <table:table-cell office:value-type="string" calcext:value-type="string">
            <text:p><text:a xlink:href="https://pl.farnell.com/tdk/c1608x5r1c105k080aa/cap-1-f-16v-10-x5r-0603/dp/2211167" xlink:type="simple">https://pl.farnell.com/tdk/c1608x5r1c105k080aa/cap-1-f-16v-10-x5r-0603/dp/2211167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6V, 100nF</text:p>
          </table:table-cell>
          <table:table-cell table:style-name="ce2" office:value-type="string" calcext:value-type="string">
            <text:p>WCAP-CSGP Ceramic Capacitors, 1206, X7R, 16V, 100nF</text:p>
          </table:table-cell>
          <table:table-cell table:style-name="ce2" office:value-type="string" calcext:value-type="string">
            <text:p>C9, C11, C15, C16, C17, C18, C19, C20, C21, C50</text:p>
          </table:table-cell>
          <table:table-cell table:style-name="ce2" office:value-type="string" calcext:value-type="string">
            <text:p>1206_3.2x1.6x0.8mm</text:p>
          </table:table-cell>
          <table:table-cell table:style-name="ce2" office:value-type="string" calcext:value-type="string">
            <text:p>885012208030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wurth-elektronik/885012208030/cap-0-1-f-16v-10-x7r-1206/dp/2534095?st=%27885012208030" xlink:type="simple">https://pl.farnell.com/wurth-elektronik/885012208030/cap-0-1-f-16v-10-x7r-1206/dp/2534095?st=%27885012208030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GA4J3X7R1C225K125AB</text:p>
          </table:table-cell>
          <table:table-cell table:style-name="ce2" office:value-type="string" calcext:value-type="string">
            <text:p>SMD Multilayer Ceramic Capacitor, AEC-Q200 CGA Series, 2.2 uF, 10%, X7R, 16 V, 0805 [2012 Metric]</text:p>
          </table:table-cell>
          <table:table-cell table:style-name="ce2" office:value-type="string" calcext:value-type="string">
            <text:p>C13, C14</text:p>
          </table:table-cell>
          <table:table-cell table:style-name="ce2" office:value-type="string" calcext:value-type="string">
            <text:p>CAPC2012X100N</text:p>
          </table:table-cell>
          <table:table-cell table:style-name="ce2" office:value-type="string" calcext:value-type="string">
            <text:p>CGA4J3X7R1C225K125AB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tdk/cga4j3x7r1c225k125ab/cap-2-2-f-16v-10-x7r-0805/dp/2210981?st=CGA4J3X7R1C225K125AB" xlink:type="simple">https://pl.farnell.com/tdk/cga4j3x7r1c225k125ab/cap-2-2-f-16v-10-x7r-0805/dp/2210981?st=CGA4J3X7R1C225K125AB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0603 1 uF 16V Â±10% Tolerance X5R Surface Mount Multilayer Ceramic Capacitor</text:p>
          </table:table-cell>
          <table:table-cell table:style-name="ce2" office:value-type="string" calcext:value-type="string">
            <text:p>C33, C39</text:p>
          </table:table-cell>
          <table:table-cell table:style-name="ce2" office:value-type="string" calcext:value-type="string">
            <text:p>CAPC1608X9N</text:p>
          </table:table-cell>
          <table:table-cell table:style-name="ce2" office:value-type="string" calcext:value-type="string">
            <text:p>GRM185R61C105KE44D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C1608X5R1C105K080AA</text:p>
          </table:table-cell>
          <table:table-cell office:value-type="string" calcext:value-type="string">
            <text:p><text:a xlink:href="https://pl.farnell.com/tdk/c1608x5r1c105k080aa/cap-1-f-16v-10-x5r-0603/dp/2211167" xlink:type="simple">https://pl.farnell.com/tdk/c1608x5r1c105k080aa/cap-1-f-16v-10-x5r-0603/dp/2211167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4.7uF, 16V</text:p>
          </table:table-cell>
          <table:table-cell table:style-name="ce2" office:value-type="string" calcext:value-type="string">
            <text:p>Cap Tant Solid 4.7uF 16V A CASE 10% _3.2 X 1.6 X 1.6mm_ SMD 3216-18 4 Ohm 125Â°C T/R</text:p>
          </table:table-cell>
          <table:table-cell table:style-name="ce2" office:value-type="string" calcext:value-type="string">
            <text:p>C34</text:p>
          </table:table-cell>
          <table:table-cell table:style-name="ce2" office:value-type="string" calcext:value-type="string">
            <text:p>CAPMP3216X166_TAJA475K016RNJ(Primary)</text:p>
          </table:table-cell>
          <table:table-cell table:style-name="ce2" office:value-type="string" calcext:value-type="string">
            <text:p>TAJA475K016RNJ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TAJA475K016UNJ</text:p>
          </table:table-cell>
          <table:table-cell office:value-type="string" calcext:value-type="string">
            <text:p><text:a xlink:href="https://pl.farnell.com/avx/taja475k016unj/cap-4-7-f-16v-10/dp/2852727?st=TAJA475K016UNJ" xlink:type="simple">https://pl.farnell.com/avx/taja475k016unj/cap-4-7-f-16v-10/dp/2852727?st=TAJA475K016UNJ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WCAP-CSGP Ceramic Capacitors, 1206, X7R, 16V, 100nF</text:p>
          </table:table-cell>
          <table:table-cell table:style-name="ce2" office:value-type="string" calcext:value-type="string">
            <text:p>C35, C36</text:p>
          </table:table-cell>
          <table:table-cell table:style-name="ce2" office:value-type="string" calcext:value-type="string">
            <text:p>1206_3.2x1.6x0.8mm</text:p>
          </table:table-cell>
          <table:table-cell table:style-name="ce2" office:value-type="string" calcext:value-type="string">
            <text:p>885012208030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wurth-elektronik/885012208030/cap-0-1-f-16v-10-x7r-1206/dp/2534095?st=%27885012208030" xlink:type="simple">https://pl.farnell.com/wurth-elektronik/885012208030/cap-0-1-f-16v-10-x7r-1206/dp/2534095?st=%27885012208030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WCAP-CSGP Ceramic Capacitors, 1206, X7R, 16V, 100nF</text:p>
          </table:table-cell>
          <table:table-cell table:style-name="ce2" office:value-type="string" calcext:value-type="string">
            <text:p>C51</text:p>
          </table:table-cell>
          <table:table-cell table:style-name="ce2" office:value-type="string" calcext:value-type="string">
            <text:p>1206_3.2x1.6x0.8mm</text:p>
          </table:table-cell>
          <table:table-cell table:style-name="ce2" office:value-type="string" calcext:value-type="string">
            <text:p>88501220803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wurth-elektronik/885012208030/cap-0-1-f-16v-10-x7r-1206/dp/2534095?st=%27885012208030" xlink:type="simple">https://pl.farnell.com/wurth-elektronik/885012208030/cap-0-1-f-16v-10-x7r-1206/dp/2534095?st=%27885012208030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lolu_Magnetic_Encoder</text:p>
          </table:table-cell>
          <table:table-cell table:style-name="ce2"/>
          <table:table-cell table:style-name="ce2" office:value-type="string" calcext:value-type="string">
            <text:p>EM_FL, EM_FR, EM_RL, EM_RR</text:p>
          </table:table-cell>
          <table:table-cell table:style-name="ce2" office:value-type="string" calcext:value-type="string">
            <text:p>665306124022</text:p>
          </table:table-cell>
          <table:table-cell table:style-name="ce2" office:value-type="string" calcext:value-type="string">
            <text:p>Pololu_Magnetic_Encoder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https://pl.farnell.com/wurth-elektronik/665306124022/connector-header-6pos-2row-2-54mm/dp/2470751?st=%2766530612402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inimu-9-v5</text:p>
          </table:table-cell>
          <table:table-cell table:style-name="ce2"/>
          <table:table-cell table:style-name="ce2" office:value-type="string" calcext:value-type="string">
            <text:p>G1</text:p>
          </table:table-cell>
          <table:table-cell table:number-columns-repeated="2" table:style-name="ce2" office:value-type="string" calcext:value-type="string">
            <text:p>minimu-9-v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512066017Y0</text:p>
          </table:table-cell>
          <table:table-cell table:style-name="ce2" office:value-type="string" calcext:value-type="string">
            <text:p>Imported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IND_25_1206</text:p>
          </table:table-cell>
          <table:table-cell table:style-name="ce2" office:value-type="string" calcext:value-type="string">
            <text:p>2512066017Y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fair-rite/2512066017y0/ferrite-bead-0-25ohm-350ma-1206/dp/1611982?st=2512066017Y0" xlink:type="simple">https://pl.farnell.com/fair-rite/2512066017y0/ferrite-bead-0-25ohm-350ma-1206/dp/1611982?st=2512066017Y0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ight Green, 2 V</text:p>
          </table:table-cell>
          <table:table-cell table:style-name="ce2" office:value-type="string" calcext:value-type="string">
            <text:p>WL-SMTW SMD Mono-color TOP LED Waterclear, size 2214, Bright Green, 2 V, 120°</text:p>
          </table:table-cell>
          <table:table-cell table:style-name="ce2" office:value-type="string" calcext:value-type="string">
            <text:p>LD3</text:p>
          </table:table-cell>
          <table:table-cell table:style-name="ce2" office:value-type="string" calcext:value-type="string">
            <text:p>WL-SMTW_2214</text:p>
          </table:table-cell>
          <table:table-cell table:style-name="ce2" office:value-type="string" calcext:value-type="string">
            <text:p>150224VS73100A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wurth-elektronik/150224vs73100a/led-green-70mcd-570nm-smd/dp/2900776?st=150224VS73100A" xlink:type="simple">https://pl.farnell.com/wurth-elektronik/150224vs73100a/led-green-70mcd-570nm-smd/dp/2900776?st=150224VS73100A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9V11F5-StepUp_StepDown-VoltageRegulator</text:p>
          </table:table-cell>
          <table:table-cell table:style-name="ce2"/>
          <table:table-cell table:style-name="ce2" office:value-type="string" calcext:value-type="string">
            <text:p>LVRM</text:p>
          </table:table-cell>
          <table:table-cell table:number-columns-repeated="2" table:style-name="ce2" office:value-type="string" calcext:value-type="string">
            <text:p>S9V11F5-StepUp_StepDown-VoltageRegulato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V8838_Single_Brushed_DC_Motor_Driver_Carrier</text:p>
          </table:table-cell>
          <table:table-cell table:style-name="ce2"/>
          <table:table-cell table:style-name="ce2" office:value-type="string" calcext:value-type="string">
            <text:p>MD_FL, MD_FR, MD_RL, MD_RR</text:p>
          </table:table-cell>
          <table:table-cell table:number-columns-repeated="2" table:style-name="ce2" office:value-type="string" calcext:value-type="string">
            <text:p>DRV8838_Single_Brushed_DC_Motor_Driver_Carrier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9V11MA-StepUp_StepDown-VoltageRegulator</text:p>
          </table:table-cell>
          <table:table-cell table:style-name="ce2"/>
          <table:table-cell table:style-name="ce2" office:value-type="string" calcext:value-type="string">
            <text:p>MDVRM</text:p>
          </table:table-cell>
          <table:table-cell table:number-columns-repeated="2" table:style-name="ce2" office:value-type="string" calcext:value-type="string">
            <text:p>S9V11MA-StepUp_StepDown-VoltageRegulato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620102131822</text:p>
          </table:table-cell>
          <table:table-cell table:style-name="ce2" office:value-type="string" calcext:value-type="string">
            <text:p>WR-WTB 2.00mm SMT Male Horizontal Shrouded Header, 2p</text:p>
          </table:table-cell>
          <table:table-cell table:style-name="ce2" office:value-type="string" calcext:value-type="string">
            <text:p>PSC</text:p>
          </table:table-cell>
          <table:table-cell table:number-columns-repeated="2" table:style-name="ce2" office:value-type="string" calcext:value-type="string">
            <text:p>62010213182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wurth-elektronik/620102131822/header-2mm-horiz-smt-2way/dp/1841390?krypto=PvbTgvVfnWF%2B4jfeQ5oFDX9fFFlExvJ2DGzmWN2G5cPAWyIhI3rhj%2BN3AA8bflqIONy7ezfWCa8TpT9EFhrU3M1zavHj3fpStXor%2Fq3x%2FjVc4PtqcofWzePWrp68FfZLBOWlXedXhMeNfXrqysJqSU9lCYdd18CqSWdsKs4rDxYLfan7W%2BQSnV337JF5MnK6AhvIwJ0Wrz%2BCR6JolcGxYostzNa7OOqkhwBEQ6vDG3%2BteZU98OsyKiTlf0gUmK9PX6OqijfKJS%2BvQRcIxVFpkde%2FKe1K5b%2FX6V%2BpuPl1LArl58hMbeqTV%2Beh%2BrS00hJpHmtal%2BQqXJ5LKOwu0iydzgIm%2B7WFat8rEvCjbXeH%2FnN7hgBTyyZAxdFfgCVRtE48xrG%2BZsit5V3OTNEC6P7G10Y1yt%2B1Bd7S7nQwjXRMXgpPh4z2IbjZtLlCKcdh4HNhEWM82THzLYJ0Mf592QuUmctdl7VpC3RfKaU9rjmIc6A%3D&amp;ddkey=https%3Apl-PL%2FElement14_Poland%2Fsearch" xlink:type="simple">https://pl.farnell.com/wurth-elektronik/620102131822/header-2mm-horiz-smt-2way/dp/1841390?krypto=PvbTgvVfnWF%2B4jfeQ5oFDX9fFFlExvJ2DGzmWN2G5cPAWyIhI3rhj%2BN3AA8bflqIONy7ezfWCa8TpT9EFhrU3M1zavHj3fpStXor%2Fq3x%2FjVc4PtqcofWzePWrp68FfZLBOWlXedXhMeNfXrqysJqSU9lCYdd18CqSWdsKs4rDxYLfan7W%2BQSnV337JF5MnK6AhvIwJ0Wrz%2BCR6JolcGxYostzNa7OOqkhwBEQ6vDG3%2BteZU98OsyKiTlf0gUmK9PX6OqijfKJS%2BvQRcIxVFpkde%2FKe1K5b%2FX6V%2BpuPl1LArl58hMbeqTV%2Beh%2BrS00hJpHmtal%2BQqXJ5LKOwu0iydzgIm%2B7WFat8rEvCjbXeH%2FnN7hgBTyyZAxdFfgCVRtE48xrG%2BZsit5V3OTNEC6P7G10Y1yt%2B1Bd7S7nQwjXRMXgpPh4z2IbjZtLlCKcdh4HNhEWM82THzLYJ0Mf592QuUmctdl7VpC3RfKaU9rjmIc6A%3D&amp;ddkey=https%3Apl-PL%2FElement14_Poland%2Fsearch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Thick Film 0603 10K Ohm 1% 0.1W_1/10W_ Ã‚Â±100ppm/Ã‚Â°C Molded SMD Automotive Punched T/R</text:p>
          </table:table-cell>
          <table:table-cell table:style-name="ce2" office:value-type="string" calcext:value-type="string">
            <text:p>R5, R14</text:p>
          </table:table-cell>
          <table:table-cell table:style-name="ce2" office:value-type="string" calcext:value-type="string">
            <text:p>RESC1608X55</text:p>
          </table:table-cell>
          <table:table-cell table:style-name="ce2" office:value-type="string" calcext:value-type="string">
            <text:p>ERJ-3EKF1002V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panasonic-electronic-components/erj3ekf1002v/res-thick-film-10k-1-0-1w-0603/dp/2303192" xlink:type="simple">https://pl.farnell.com/panasonic-electronic-components/erj3ekf1002v/res-thick-film-10k-1-0-1w-0603/dp/2303192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BOURNS - CR0603-J/-000ELF - RES, THICK FILM, 0R, 5%, 0.1W, 0603</text:p>
          </table:table-cell>
          <table:table-cell table:style-name="ce2" office:value-type="string" calcext:value-type="string">
            <text:p>R9, R11</text:p>
          </table:table-cell>
          <table:table-cell table:style-name="ce2" office:value-type="string" calcext:value-type="string">
            <text:p>RESC1608X55N</text:p>
          </table:table-cell>
          <table:table-cell table:style-name="ce2" office:value-type="string" calcext:value-type="string">
            <text:p>CR0603-J_-000ELF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WR06X0000FTL</text:p>
          </table:table-cell>
          <table:table-cell office:value-type="string" calcext:value-type="string">
            <text:p><text:a xlink:href="https://pl.farnell.com/walsin/wr06x0000ftl/res-0r0-1-0-1w-0603-thick-film/dp/2668260" xlink:type="simple">https://pl.farnell.com/walsin/wr06x0000ftl/res-0r0-1-0-1w-0603-thick-film/dp/2668260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Thick Film 0603 1K Ohm 1% 0.1W_1/10W_ Ã‚Â±100ppm/Ã‚Â°C Molded SMD Automotive Punched T/R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RESC1608X55</text:p>
          </table:table-cell>
          <table:table-cell table:style-name="ce2" office:value-type="string" calcext:value-type="string">
            <text:p>ERJ-3EKF1001V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panasonic-electronic-components/erj3ekf1001v/res-1k-1-0-1w-0603-thick-film/dp/2303145?st=ERJ3EKF1001V" xlink:type="simple">https://pl.farnell.com/panasonic-electronic-components/erj3ekf1001v/res-1k-1-0-1w-0603-thick-film/dp/2303145?st=ERJ3EKF1001V</text:a></text:p>
          </table:table-cell>
          <table:table-cell table:number-columns-repeated="3"/>
          <table:table-cell table:style-name="ce9" office:value-type="string" calcext:value-type="string">
            <text:p>MCWR06X1001FTL</text:p>
          </table:table-cell>
          <table:table-cell office:value-type="string" calcext:value-type="string">
            <text:p><text:a xlink:href="https://pl.farnell.com/multicomp/mcwr06x1001ftl/res-1k-1-0-1w-0603-thick-film/dp/2447272" xlink:type="simple">https://pl.farnell.com/multicomp/mcwr06x1001ftl/res-1k-1-0-1w-0603-thick-film/dp/2447272</text:a>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RJ2RKF3300X</text:p>
          </table:table-cell>
          <table:table-cell table:style-name="ce2" office:value-type="string" calcext:value-type="string">
            <text:p>Panasonic ERJ2RK Series Thick Film Surface Mount Fixed Resistor 0402 Case 1% 0.1W 100ppm/C</text:p>
          </table:table-cell>
          <table:table-cell table:style-name="ce2" office:value-type="string" calcext:value-type="string">
            <text:p>R50</text:p>
          </table:table-cell>
          <table:table-cell table:style-name="ce2" office:value-type="string" calcext:value-type="string">
            <text:p>RESC1005X40N</text:p>
          </table:table-cell>
          <table:table-cell table:style-name="ce2" office:value-type="string" calcext:value-type="string">
            <text:p>ERJ2RKF3300X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panasonic-electronic-components/erj2rkf3300x/res-330r-1-0-1w-0402-thick-film/dp/2302581?st=ERJ2RKF3300X" xlink:type="simple">https://pl.farnell.com/panasonic-electronic-components/erj2rkf3300x/res-330r-1-0-1w-0402-thick-film/dp/2302581?st=ERJ2RKF3300X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RJ2RKF2203X</text:p>
          </table:table-cell>
          <table:table-cell table:style-name="ce2" office:value-type="string" calcext:value-type="string">
            <text:p>Panasonic ERJ2RK Series Thick Film Surface Mount Fixed Resistor 402 Case 220k 1% 0.1W 100ppm/C</text:p>
          </table:table-cell>
          <table:table-cell table:style-name="ce2" office:value-type="string" calcext:value-type="string">
            <text:p>R53</text:p>
          </table:table-cell>
          <table:table-cell table:style-name="ce2" office:value-type="string" calcext:value-type="string">
            <text:p>RESC1005X40N</text:p>
          </table:table-cell>
          <table:table-cell table:style-name="ce2" office:value-type="string" calcext:value-type="string">
            <text:p>ERJ2RKF2203X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panasonic-electronic-components/erj2rkf2203x/res-220k-1-0-1w-0402-thick-film/dp/2302874?st=ERJ2RKF2203X" xlink:type="simple">https://pl.farnell.com/panasonic-electronic-components/erj2rkf2203x/res-220k-1-0-1w-0402-thick-film/dp/2302874?st=ERJ2RKF2203X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RJ2RKF1000X</text:p>
          </table:table-cell>
          <table:table-cell table:style-name="ce2" office:value-type="string" calcext:value-type="string">
            <text:p>Panasonic ERJ2RK Series Thick Film Surface Mount Fixed Resistor 0402 Case 1% 0.1W 100ppm/C</text:p>
          </table:table-cell>
          <table:table-cell table:style-name="ce2" office:value-type="string" calcext:value-type="string">
            <text:p>R56</text:p>
          </table:table-cell>
          <table:table-cell table:style-name="ce2" office:value-type="string" calcext:value-type="string">
            <text:p>RESC1005X40N</text:p>
          </table:table-cell>
          <table:table-cell table:style-name="ce2" office:value-type="string" calcext:value-type="string">
            <text:p>ERJ2RKF1000X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panasonic-electronic-components/erj2rkf1000x/res-100r-1-0-1w-0402-thick-film/dp/2302528?st=ERJ2RKF1000X" xlink:type="simple">https://pl.farnell.com/panasonic-electronic-components/erj2rkf1000x/res-100r-1-0-1w-0402-thick-film/dp/2302528?st=ERJ2RKF1000X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00mA</text:p>
          </table:table-cell>
          <table:table-cell table:style-name="ce2" office:value-type="string" calcext:value-type="string">
            <text:p>Switch Slide N.O./N.C. SPDT Flush Slide 0.1A 24VDC J-Hook SMD T/R</text:p>
          </table:table-cell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SW_CJS-1200TA</text:p>
          </table:table-cell>
          <table:table-cell table:style-name="ce2" office:value-type="string" calcext:value-type="string">
            <text:p>CJS-1200TA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nidec-copal/cjs-1200ta/slide-switch-spdt-0-1a-6vdc-smd/dp/2854737?ost=CJS-1200TA&amp;ddkey=http%3Apl-PL%2FElement14_Poland%2Fsearch" xlink:type="simple">https://pl.farnell.com/nidec-copal/cjs-1200ta/slide-switch-spdt-0-1a-6vdc-smd/dp/2854737?ost=CJS-1200TA&amp;ddkey=http%3Apl-PL%2FElement14_Poland%2Fsearch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61001021821</text:p>
          </table:table-cell>
          <table:table-cell table:style-name="ce2" office:value-type="string" calcext:value-type="string">
            <text:p>SMT Vertical Socket Header WR-PHD, Pitch 2.54 mm, Dual Row, 10 pins</text:p>
          </table:table-cell>
          <table:table-cell table:style-name="ce2" office:value-type="string" calcext:value-type="string">
            <text:p>TSC-FL, TSC-FR, TSC-RL, TSC-RR</text:p>
          </table:table-cell>
          <table:table-cell table:number-columns-repeated="2" table:style-name="ce2" office:value-type="string" calcext:value-type="string">
            <text:p>61001021821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wurth-elektronik/61001021821/connector-rcpt-10pos-2row-2-54mm/dp/2827871?krypto=CZayHaJBWVce1dfl5px3a4wr%2FFEXsufTP6ozvsRbtz8kB6MzHFgJw3RCfStf6cUpCROS21TCZ8iL8YMygIcIx%2FwxExqb9xbcpHUZXRQXUzXlmFyjOT%2BqhQck1GKf75IlfQJWT9zYIuSu15Y5nlhnbZGOcI0Bz9YsehVT51dwAYJdbTFc%2FcGgcvDn4h0BZkICwcKX61bbq7CnpdGu1cUadz5jbwIvRayAvIyYEy%2FBv8Q%2FFZ2gqIseo8sVTREncc8C5c5inAFU7Q1e9BSaoalvjsTj8qB8haIH%2B4cMYoITFVH03bZdCSyImypL3tfdfEsE4g7480jHDQ9tCLL5IHKh%2FDpVJwe3X8QVm9f5RJZeSqSYmxYJVjs2qOBIDDobjovJjcfcZ4l8FB%2B4%2FXgptECFlD1%2FH%2BC0Y1eYivOhu%2Ba6zB0kaBUt%2FgDcHKRKN7hEHi7oL1lavOX4YVJO2hmOs1g7OcWTf%2FHc6e2lJscc%2FWplYM8%3D&amp;ddkey=https%3Apl-PL%2FElement14_Poland%2Fsearch" xlink:type="simple">https://pl.farnell.com/wurth-elektronik/61001021821/connector-rcpt-10pos-2row-2-54mm/dp/2827871?krypto=CZayHaJBWVce1dfl5px3a4wr%2FFEXsufTP6ozvsRbtz8kB6MzHFgJw3RCfStf6cUpCROS21TCZ8iL8YMygIcIx%2FwxExqb9xbcpHUZXRQXUzXlmFyjOT%2BqhQck1GKf75IlfQJWT9zYIuSu15Y5nlhnbZGOcI0Bz9YsehVT51dwAYJdbTFc%2FcGgcvDn4h0BZkICwcKX61bbq7CnpdGu1cUadz5jbwIvRayAvIyYEy%2FBv8Q%2FFZ2gqIseo8sVTREncc8C5c5inAFU7Q1e9BSaoalvjsTj8qB8haIH%2B4cMYoITFVH03bZdCSyImypL3tfdfEsE4g7480jHDQ9tCLL5IHKh%2FDpVJwe3X8QVm9f5RJZeSqSYmxYJVjs2qOBIDDobjovJjcfcZ4l8FB%2B4%2FXgptECFlD1%2FH%2BC0Y1eYivOhu%2Ba6zB0kaBUt%2FgDcHKRKN7hEHi7oL1lavOX4YVJO2hmOs1g7OcWTf%2FHc6e2lJscc%2FWplYM8%3D&amp;ddkey=https%3Apl-PL%2FElement14_Poland%2Fsearch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32F76XVXT</text:p>
          </table:table-cell>
          <table:table-cell table:style-name="ce2" office:value-type="string" calcext:value-type="string">
            <text:p>Imported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LQFP-100_14X14mm</text:p>
          </table:table-cell>
          <table:table-cell table:style-name="ce2" office:value-type="string" calcext:value-type="string">
            <text:p>STM32F76XVXT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stmicroelectronics/stm32f767vit6/mcu-32bit-cortex-m7-216mhz-lqfp/dp/2535500?krypto=zcEg2n2oMm2ddb%2BzAKnXO7pT3JaTqAqD0n3SPjko93cD7fuWY2gJz1UWbxYmHkZGriHCvjEvUUgqQJEciwOiHDq8vAvSFWKjfsjuGz9FxryuOTIZ7ZYzsCV1u7P%2FICN1niIaoTMh0suPAol4QlT7zzAEL%2BKWBYzlLocDVPIVvpz7ulyaTsNZeKS%2FIV%2FLEk4xgXxw6Qc7e9ngEypNUd8Q%2BSACYTfuNQJL0zJU6nLaXR1iUqvZytueZYYJq0uXJvkKJ1jMB7i6Y1GgcnWka7t4wSWFoMicGi6Q3xgaN18NkdlDNkv%2FOY8OpOOOoUgPXJ75PDBCSRS%2B6Z08OTF4ypqrOQ4D41Te627MunESbmC5ZVf8iE0%2FnXSPCACIKxgnIFz7DikaSsX%2Bhjz9AhlTNTwWnPK0ko0uuSTSGfvoeBqpE4BX3aok1XVFCtDlDbGxlhqEg%2B0CC6CSZBrFywFMNpkq0OpKrQU2gj0myquCBVKm6qk%3D&amp;ddkey=https%3Apl-PL%2FElement14_Poland%2Fsearch" xlink:type="simple">https://pl.farnell.com/stmicroelectronics/stm32f767vit6/mcu-32bit-cortex-m7-216mhz-lqfp/dp/2535500?krypto=zcEg2n2oMm2ddb%2BzAKnXO7pT3JaTqAqD0n3SPjko93cD7fuWY2gJz1UWbxYmHkZGriHCvjEvUUgqQJEciwOiHDq8vAvSFWKjfsjuGz9FxryuOTIZ7ZYzsCV1u7P%2FICN1niIaoTMh0suPAol4QlT7zzAEL%2BKWBYzlLocDVPIVvpz7ulyaTsNZeKS%2FIV%2FLEk4xgXxw6Qc7e9ngEypNUd8Q%2BSACYTfuNQJL0zJU6nLaXR1iUqvZytueZYYJq0uXJvkKJ1jMB7i6Y1GgcnWka7t4wSWFoMicGi6Q3xgaN18NkdlDNkv%2FOY8OpOOOoUgPXJ75PDBCSRS%2B6Z08OTF4ypqrOQ4D41Te627MunESbmC5ZVf8iE0%2FnXSPCACIKxgnIFz7DikaSsX%2Bhjz9AhlTNTwWnPK0ko0uuSTSGfvoeBqpE4BX3aok1XVFCtDlDbGxlhqEg%2B0CC6CSZBrFywFMNpkq0OpKrQU2gj0myquCBVKm6qk%3D&amp;ddkey=https%3Apl-PL%2FElement14_Poland%2Fsearch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D39050PU33R</text:p>
          </table:table-cell>
          <table:table-cell table:style-name="ce2" office:value-type="string" calcext:value-type="string">
            <text:p>STMICROELECTRONICS - LD39050PU33R - LDO, FIXED, 3.3V, 0.5A, DFN-6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ON95P300X300X100-7N-D</text:p>
          </table:table-cell>
          <table:table-cell table:style-name="ce2" office:value-type="string" calcext:value-type="string">
            <text:p>LD39050PU33R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stmicroelectronics/ld39050pu33r/ldo-fixed-3-3v-0-5a-dfn-6/dp/2762703?krypto=rwVv3pFgB4HH4NVPlFnG%2FHGpMqCLg6FPQgpkqn9A5sp%2BS3Ri5jnDveo41Hz9LPI7yP985kUC%2FtBMklU4q3iuhM1CVGJ99xZ8LY06J15gwaZt3H99a11ZzowLxR3eWmPmYmBXmiHJym77Z3Ak8gq7TlgFuO2yT00ARLB%2BK9ZQ7yPZ4McVkGLm1ZJsdm%2FYV2Ql%2FYmc60vMDYXg9zUPttfyfxkUW%2BetLIFx%2BzqHwk%2BNPPOCTFHnVh55oFNsdowNLn5CQ1sQ57mv7f7hryGxorOW8rP8cFt9MpT5jlQ4HcStkcXPliBXFu53dXgiSegyPjYHcWPzOgSd46pYqfHbWH%2BehVqM8ds0XC%2FgoC9WymWzeJ7u4axYHSXyw5DFe6TT%2BtCRklpIiUQ6OddLyYy7Eza7H2PctFeH2ShIRaOlLjqn%2FfSiIKgoFNME%2B8B1fW1fi1rT60loHO8QAmC8i42D%2BW7SfkVetiIGt2SGgNSIRIYP9vQ%3D&amp;ddkey=https%3Apl-PL%2FElement14_Poland%2Fsearch" xlink:type="simple">https://pl.farnell.com/stmicroelectronics/ld39050pu33r/ldo-fixed-3-3v-0-5a-dfn-6/dp/2762703?krypto=rwVv3pFgB4HH4NVPlFnG%2FHGpMqCLg6FPQgpkqn9A5sp%2BS3Ri5jnDveo41Hz9LPI7yP985kUC%2FtBMklU4q3iuhM1CVGJ99xZ8LY06J15gwaZt3H99a11ZzowLxR3eWmPmYmBXmiHJym77Z3Ak8gq7TlgFuO2yT00ARLB%2BK9ZQ7yPZ4McVkGLm1ZJsdm%2FYV2Ql%2FYmc60vMDYXg9zUPttfyfxkUW%2BetLIFx%2BzqHwk%2BNPPOCTFHnVh55oFNsdowNLn5CQ1sQ57mv7f7hryGxorOW8rP8cFt9MpT5jlQ4HcStkcXPliBXFu53dXgiSegyPjYHcWPzOgSd46pYqfHbWH%2BehVqM8ds0XC%2FgoC9WymWzeJ7u4axYHSXyw5DFe6TT%2BtCRklpIiUQ6OddLyYy7Eza7H2PctFeH2ShIRaOlLjqn%2FfSiIKgoFNME%2B8B1fW1fi1rT60loHO8QAmC8i42D%2BW7SfkVetiIGt2SGgNSIRIYP9vQ%3D&amp;ddkey=https%3Apl-PL%2FElement14_Poland%2Fsearch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25MHz</text:p>
          </table:table-cell>
          <table:table-cell table:style-name="ce2" office:value-type="string" calcext:value-type="string">
            <text:p>HC49SDLF Series 25 MHz Â±30 ppm 20 pF -20 to +70 Â°C SMT Resistance Weld Crystal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TAL1170X500X450</text:p>
          </table:table-cell>
          <table:table-cell table:style-name="ce2" office:value-type="string" calcext:value-type="string">
            <text:p>FOXSDLF/250F-2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fox-electronics/foxsdlf-250f-20/crystal-25-0mhz-20pf-smd/dp/2063989?st=FOXSDLF/250F-20" xlink:type="simple">https://pl.farnell.com/fox-electronics/foxsdlf-250f-20/crystal-25-0mhz-20pf-smd/dp/2063989?st=FOXSDLF/250F-20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32.768KHz</text:p>
          </table:table-cell>
          <table:table-cell table:style-name="ce2" office:value-type="string" calcext:value-type="string">
            <text:p>Crystal 32.768khz 9pf Smd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TAL320X150X90</text:p>
          </table:table-cell>
          <table:table-cell table:style-name="ce2" office:value-type="string" calcext:value-type="string">
            <text:p>ABS07AIG-32.768KHZ-9-1-T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<text:a xlink:href="https://pl.farnell.com/fox-electronics/foxsdlf-080-20/crystal-8-0mhz-20pf-smd/dp/2063972" xlink:type="simple">https://pl.farnell.com/fox-electronics/foxsdlf-080-20/crystal-8-0mhz-20pf-smd/dp/2063972</text:a></text:p>
          </table:table-cell>
          <table:table-cell table:number-columns-repeated="1013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0:16:00.3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4T12:39:12.552000000</dc:date>
    <meta:editing-duration>PT12H48M44S</meta:editing-duration>
    <meta:editing-cycles>3</meta:editing-cycles>
    <meta:generator>LibreOffice/6.0.4.2$Windows_x86 LibreOffice_project/9b0d9b32d5dcda91d2f1a96dc04c645c450872bf</meta:generator>
    <meta:document-statistic meta:table-count="1" meta:cell-count="251" meta:object-count="0"/>
  </office:meta>
</office:document-meta>
</file>